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9.036cm"/>
    </style:style>
    <style:style style:name="co5" style:family="table-column">
      <style:table-column-properties fo:break-before="auto" style:column-width="13.656cm"/>
    </style:style>
    <style:style style:name="co6" style:family="table-column">
      <style:table-column-properties fo:break-before="auto" style:column-width="3.046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4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menu_unifi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>
            <text:p>cat_1</text:p>
          </table:table-cell>
          <table:table-cell table:style-name="ce1" office:value-type="string">
            <text:p>cat_2</text:p>
          </table:table-cell>
          <table:table-cell table:style-name="ce1" office:value-type="string">
            <text:p>cat_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titulé</text:p>
          </table:table-cell>
          <table:table-cell table:style-name="ce1" office:value-type="string">
            <text:p>prix_1</text:p>
          </table:table-cell>
          <table:table-cell table:style-name="ce1" office:value-type="string">
            <text:p>prix_2</text:p>
          </table:table-cell>
          <table:table-cell table:style-name="ce1" office:value-type="string">
            <text:p>prix_3</text:p>
          </table:table-cell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office:value-type="string">
            <text:p>petit/grand</text:p>
          </table:table-cell>
          <table:table-cell table:style-name="ce4" office:value-type="currency" office:currency="EUR" office:value="1.6">
            <text:p>1,60 €</text:p>
          </table:table-cell>
          <table:table-cell table:style-name="ce4" office:value-type="currency" office:currency="EUR" office:value="3">
            <text:p>3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 royal</text:p>
          </table:table-cell>
          <table:table-cell table:style-name="ce3" office:value-type="string">
            <text:p>Café, Lait, Caramel ou Chocolat Maison,Chantilly</text:p>
          </table:table-cell>
          <table:table-cell office:value-type="string">
            <text:p>petit/grand</text:p>
          </table:table-cell>
          <table:table-cell table:style-name="ce4" office:value-type="currency" office:currency="EUR" office:value="4.5">
            <text:p>4,50 €</text:p>
          </table:table-cell>
          <table:table-cell table:style-name="ce4" office:value-type="currency" office:currency="EUR" office:value="7">
            <text:p>7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Jasmin</text:p>
          </table:table-cell>
          <table:table-cell table:number-columns-repeated="2"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/>
          <table:table-cell table:style-name="ce4" office:value-type="currency" office:currency="EUR" office:value="2.5">
            <text:p>2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 table:number-columns-repeated="2"/>
          <table:table-cell table:style-name="ce4" office:value-type="currency" office:currency="EUR" office:value="3">
            <text:p>3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 0,5%</text:p>
          </table:table-cell>
          <table:table-cell table:number-columns-repeated="2"/>
          <table:table-cell table:style-name="ce4" office:value-type="currency" office:currency="EUR" office:value="5.5">
            <text:p>5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/>
          <table:table-cell table:style-name="ce4" office:value-type="currency" office:currency="EUR" office:value="6">
            <text:p>6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/>
          <table:table-cell table:style-name="ce4" office:value-type="currency" office:currency="EUR" office:value="4.5">
            <text:p>4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/>
          <table:table-cell table:style-name="ce4" office:value-type="currency" office:currency="EUR" office:value="3">
            <text:p>3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 table:number-columns-repeated="2"/>
          <table:table-cell table:style-name="ce4" office:value-type="currency" office:currency="EUR" office:value="4">
            <text:p>4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 table:number-columns-repeated="2"/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/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 table:number-columns-repeated="2"/>
          <table:table-cell table:style-name="ce4" office:value-type="currency" office:currency="EUR" office:value="5.5">
            <text:p>5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/>
          <table:table-cell table:style-name="ce4" office:value-type="currency" office:currency="EUR" office:value="6">
            <text:p>6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/>
          <table:table-cell table:style-name="ce4" office:value-type="currency" office:currency="EUR" office:value="7.5">
            <text:p>7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/>
          <table:table-cell table:style-name="ce4" office:value-type="currency" office:currency="EUR" office:value="7.5">
            <text:p>7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office:value-type="string">
            <text:p>demi/pinte</text:p>
          </table:table-cell>
          <table:table-cell table:style-name="ce4" office:value-type="currency" office:currency="EUR" office:value="4.2">
            <text:p>4,20 €</text:p>
          </table:table-cell>
          <table:table-cell table:style-name="ce4" office:value-type="currency" office:currency="EUR" office:value="7.5">
            <text:p>7,5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Panaché</text:p>
          </table:table-cell>
          <table:table-cell/>
          <table:table-cell office:value-type="string">
            <text:p>demi/pinte</text:p>
          </table:table-cell>
          <table:table-cell table:style-name="ce4" office:value-type="currency" office:currency="EUR" office:value="3.2">
            <text:p>3,20 €</text:p>
          </table:table-cell>
          <table:table-cell table:style-name="ce4" office:value-type="currency" office:currency="EUR" office:value="5.5">
            <text:p>5,5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/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/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Chouffe</text:p>
          </table:table-cell>
          <table:table-cell office:value-type="string">
            <text:p>Blonde</text:p>
          </table:table-cell>
          <table:table-cell/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/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 table:number-columns-repeated="2"/>
          <table:table-cell table:style-name="ce4" office:value-type="currency" office:currency="EUR" office:value="3">
            <text:p>3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 table:number-columns-repeated="2"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2.5">
            <text:p>2,50 €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3.5">
            <text:p>3,50 €</text:p>
          </table:table-cell>
          <table:table-cell table:style-name="ce4" office:value-type="currency" office:currency="EUR" office:value="18">
            <text:p>18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3.6">
            <text:p>3,60 €</text:p>
          </table:table-cell>
          <table:table-cell table:style-name="ce4" office:value-type="currency" office:currency="EUR" office:value="19">
            <text:p>19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3.9">
            <text:p>3,90 €</text:p>
          </table:table-cell>
          <table:table-cell table:style-name="ce4" office:value-type="currency" office:currency="EUR" office:value="21.5">
            <text:p>21,5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3.2">
            <text:p>3,20 €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4">
            <text:p>4,00 €</text:p>
          </table:table-cell>
          <table:table-cell table:style-name="ce4" office:value-type="currency" office:currency="EUR" office:value="22">
            <text:p>22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2.5">
            <text:p>2,50 €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office:value-type="string">
            <text:p>verre/bouteille</text:p>
          </table:table-cell>
          <table:table-cell table:style-name="ce4" office:value-type="currency" office:currency="EUR" office:value="3.2">
            <text:p>3,20 €</text:p>
          </table:table-cell>
          <table:table-cell table:style-name="ce4" office:value-type="currency" office:currency="EUR" office:value="16">
            <text:p>16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Anjou Rouge AOP</text:p>
          </table:table-cell>
          <table:table-cell/>
          <table:table-cell office:value-type="string">
            <text:p>25cl/50cl/1L</text:p>
          </table:table-cell>
          <table:table-cell table:style-name="ce4" office:value-type="currency" office:currency="EUR" office:value="4.2">
            <text:p>4,20 €</text:p>
          </table:table-cell>
          <table:table-cell table:style-name="ce4" office:value-type="currency" office:currency="EUR" office:value="8">
            <text:p>8,00 €</text:p>
          </table:table-cell>
          <table:table-cell table:style-name="ce4" office:value-type="currency" office:currency="EUR" office:value="15">
            <text:p>15,00 €</text:p>
          </table:table-cell>
          <table:table-cell table:number-columns-repeated="1014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idre Brut</text:p>
          </table:table-cell>
          <table:table-cell table:number-columns-repeated="2"/>
          <table:table-cell table:style-name="ce4" office:value-type="currency" office:currency="EUR" office:value="3.8">
            <text:p>3,8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 table:number-columns-repeated="2"/>
          <table:table-cell table:style-name="ce4" office:value-type="currency" office:currency="EUR" office:value="6">
            <text:p>6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/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/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/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/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/>
          <table:table-cell table:style-name="ce4" office:value-type="currency" office:currency="EUR" office:value="7">
            <text:p>7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/>
          <table:table-cell table:style-name="ce4" office:value-type="currency" office:currency="EUR" office:value="6.5">
            <text:p>6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/>
          <table:table-cell table:style-name="ce4" office:value-type="currency" office:currency="EUR" office:value="8">
            <text:p>8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</text:p>
          </table:table-cell>
          <table:table-cell/>
          <table:table-cell table:style-name="ce4" office:value-type="currency" office:currency="EUR" office:value="7.9">
            <text:p>7,9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</text:p>
          </table:table-cell>
          <table:table-cell/>
          <table:table-cell table:style-name="ce4" office:value-type="currency" office:currency="EUR" office:value="9.5">
            <text:p>9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, Menthe, Pastille Giffard, Peppermint, Bailey's</text:p>
          </table:table-cell>
          <table:table-cell table:number-columns-repeated="2"/>
          <table:table-cell table:style-name="ce4" office:value-type="currency" office:currency="EUR" office:value="5">
            <text:p>5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Poire, Cognac aux Amandes Giffard, Calvados</text:p>
          </table:table-cell>
          <table:table-cell table:number-columns-repeated="2"/>
          <table:table-cell table:style-name="ce4" office:value-type="currency" office:currency="EUR" office:value="5">
            <text:p>5,0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pringbok, Tequila</text:p>
          </table:table-cell>
          <table:table-cell table:number-columns-repeated="2"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/>
          <table:table-cell table:style-name="ce4" office:value-type="currency" office:currency="EUR" office:value="3.5">
            <text:p>3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/>
          <table:table-cell table:style-name="ce4" office:value-type="currency" office:currency="EUR" office:value="23">
            <text:p>23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/>
          <table:table-cell table:style-name="ce4" office:value-type="currency" office:currency="EUR" office:value="10">
            <text:p>10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 table:number-columns-repeated="2"/>
          <table:table-cell table:style-name="ce4" office:value-type="currency" office:currency="EUR" office:value="5">
            <text:p>5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/>
          <table:table-cell table:style-name="ce4" office:value-type="currency" office:currency="EUR" office:value="10">
            <text:p>10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/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/>
          <table:table-cell table:style-name="ce4" office:value-type="currency" office:currency="EUR" office:value="8">
            <text:p>8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/>
          <table:table-cell table:style-name="ce4" office:value-type="currency" office:currency="EUR" office:value="9.9">
            <text:p>9,9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/>
          <table:table-cell table:style-name="ce4" office:value-type="currency" office:currency="EUR" office:value="12">
            <text:p>12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/>
          <table:table-cell table:style-name="ce4" office:value-type="currency" office:currency="EUR" office:value="13">
            <text:p>13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/>
          <table:table-cell table:style-name="ce4" office:value-type="currency" office:currency="EUR" office:value="8">
            <text:p>8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/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/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/>
          <table:table-cell table:style-name="ce4" office:value-type="currency" office:currency="EUR" office:value="11">
            <text:p>11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/>
          <table:table-cell table:style-name="ce4" office:value-type="currency" office:currency="EUR" office:value="11.5">
            <text:p>11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/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/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/>
          <table:table-cell table:style-name="ce4" office:value-type="currency" office:currency="EUR" office:value="9.9">
            <text:p>9,9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/>
          <table:table-cell table:style-name="ce4" office:value-type="currency" office:currency="EUR" office:value="10.5">
            <text:p>10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 table:number-columns-repeated="2"/>
          <table:table-cell table:style-name="ce4" office:value-type="currency" office:currency="EUR" office:value="13">
            <text:p>13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 table:number-columns-repeated="2"/>
          <table:table-cell table:style-name="ce4" office:value-type="currency" office:currency="EUR" office:value="17.5">
            <text:p>17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 table:number-columns-repeated="2"/>
          <table:table-cell table:style-name="ce4" office:value-type="currency" office:currency="EUR" office:value="19">
            <text:p>19,00 €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/>
          <table:table-cell table:style-name="ce4" office:value-type="currency" office:currency="EUR" office:value="9.9">
            <text:p>9,90 €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/>
          <table:table-cell table:style-name="ce4" office:value-type="currency" office:currency="EUR" office:value="16.5">
            <text:p>16,5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 table:number-columns-repeated="2"/>
          <table:table-cell table:style-name="ce4" office:value-type="currency" office:currency="EUR" office:value="4">
            <text:p>4,00 €</text:p>
          </table:table-cell>
          <table:table-cell table:number-columns-repeated="1016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/>
          <table:table-cell table:style-name="ce4" office:value-type="currency" office:currency="EUR" office:value="9.5">
            <text:p>9,50 €</text:p>
          </table:table-cell>
          <table:table-cell table:number-columns-repeated="1016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 office:value-type="string">
            <text:p>1_boule/2_boules</text:p>
          </table:table-cell>
          <table:table-cell table:style-name="ce4" office:value-type="currency" office:currency="EUR" office:value="3">
            <text:p>3,00 €</text:p>
          </table:table-cell>
          <table:table-cell table:style-name="ce4" office:value-type="currency" office:currency="EUR" office:value="6">
            <text:p>6,00 €</text:p>
          </table:table-cell>
          <table:table-cell table:style-name="ce4"/>
          <table:table-cell table:number-columns-repeated="1014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/>
          <table:table-cell table:style-name="ce4" office:value-type="currency" office:currency="EUR" office:value="7.5">
            <text:p>7,50 €</text:p>
          </table:table-cell>
          <table:table-cell table:number-columns-repeated="1016"/>
        </table:table-row>
        <table:table-row table:style-name="ro1" table:number-rows-repeated="1048487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1" table:target-range-address="menu_unifie.B1:menu_unifie.I53" table:display-filter-buttons="true"/>
        <table:database-range table:name="__Anonymous_Sheet_DB__2" table:target-range-address="menu_unifie.B1:menu_unifie.I88" table:display-filter-buttons="true"/>
        <table:database-range table:target-range-address="menu_unifie.A2:menu_unifie.J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/11/2025</text:date>, <text:time>12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1-03T12:10:55</dc:date>
    <meta:editing-duration>PT11H23M21S</meta:editing-duration>
    <meta:editing-cycles>12</meta:editing-cycles>
    <meta:document-statistic meta:table-count="1" meta:cell-count="505" meta:object-count="0"/>
  </office:meta>
</office:document-meta>
</file>